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ana" svg:font-family="Ver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ana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FONCTIONNEMENT AUTOMATIQUE :</text:p>
      <text:p text:style-name="P1"/>
      <text:p text:style-name="P1"><text:s text:c="4"/>Activer le système <text:s/>en tournant la clef sur "on". Rien ne se passe, c'est normal, le système est</text:p>
      <text:p text:style-name="P1"><text:s text:c="4"/>en veille pour économiser la batterie.</text:p>
      <text:p text:style-name="P1"/>
      <text:p text:style-name="P1"><text:s text:c="4"/>Si il y a une demande de démarrage externe (commande par l'onduleur), le voyant blanc, puis le vert</text:p>
      <text:p text:style-name="P1"><text:s text:c="4"/>s'allument, et le groupe démarre.</text:p>
      <text:p text:style-name="P1"/>
      <text:p text:style-name="P1"><text:s text:c="4"/>À la fin de la demande externe, le groupe s’arrête, le voyant blanc reste allumé en attente 2 minutes,</text:p>
      <text:p text:style-name="P1"><text:s text:c="4"/>puis le système passe en veille pour économiser la batterie.</text:p>
      <text:p text:style-name="P1"/>
      <text:p text:style-name="P1"><text:s text:c="4"/>Si il y a un défaut enregistré, le voyant rouge est allumé et le système reste en attente 2h pour</text:p>
      <text:p text:style-name="P1"><text:s text:c="4"/>signaler le défaut.</text:p>
      <text:p text:style-name="P1"/>
      <text:p text:style-name="P1"/>
      <text:p text:style-name="P1"/>
      <text:p text:style-name="P1"/>
      <text:p text:style-name="P1">DEMANDER LE DÉMARRAGE MANUELLEMENT :</text:p>
      <text:p text:style-name="P1"/>
      <text:p text:style-name="P1"><text:s text:c="4"/>Si le système est en veille, tourner la clef sur "start" (la diode blanche s'allume) et la maintenir</text:p>
      <text:p text:style-name="P1"><text:s text:c="4"/>jusqu'à allumage des diodes vertes et rouges.</text:p>
      <text:p text:style-name="P1"><text:s text:c="4"/>Relâcher la clef, la diode blanche reste allumée, le système est en attente.</text:p>
      <text:p text:style-name="P1"/>
      <text:p text:style-name="P1"><text:s text:c="4"/>Si on ne fait rien de plus, le système repasse en veille au bout de 2 minutes.</text:p>
      <text:p text:style-name="P1"/>
      <text:p text:style-name="P1"><text:s text:c="4"/>Si il y a un défaut enregistré, la diode rouge s'allume. Voir "SI IL Y A UN PROBLÈME".</text:p>
      <text:p text:style-name="P1"><text:s text:c="4"/></text:p>
      <text:p text:style-name="P1"/>
      <text:p text:style-name="P1"><text:s text:c="4"/>Pour demander le démarrage du groupe, tourner la clef sur "start" pendant 3s. Le voyant vert s'allume,</text:p>
      <text:p text:style-name="P1"><text:s text:c="4"/>le groupe démarre.</text:p>
      <text:p text:style-name="P1"><text:s text:c="4"/>Dès l'allumage du voyant vert, la demande est enregistrée, relâcher la clef.</text:p>
      <text:p text:style-name="P1"><text:s text:c="4"/></text:p>
      <text:p text:style-name="P1"><text:s text:c="4"/>Pour arrêter le groupe après un démarrage manuel, tourner la clef sur "off". Penser le cas échéant</text:p>
      <text:p text:style-name="P1"><text:s text:c="4"/>à la remettre ensuite sur "on" pour revenir au mode automatique.</text:p>
      <text:p text:style-name="P1"/>
      <text:p text:style-name="P1"/>
      <text:p text:style-name="P1"/>
      <text:p text:style-name="P1"/>
      <text:p text:style-name="P1">SI IL Y A UN PROBLÈME :</text:p>
      <text:p text:style-name="P1"/>
      <text:p text:style-name="P1"><text:s text:c="4"/>Le voyant rouge s'allume.</text:p>
      <text:p text:style-name="P1"/>
      <text:p text:style-name="P1"><text:s text:c="4"/></text:p>
      <text:p text:style-name="P1"><text:s text:c="4"/>Pour prendre connaissance de la nature du problème, appuyer sur le bouton noir "reset" pendant plus de</text:p>
      <text:p text:style-name="P1"><text:s text:c="4"/>2 secondes.</text:p>
      <text:p text:style-name="P1"><text:s text:c="4"/></text:p>
      <text:p text:style-name="P1"><text:tab/> <text:s/>-&gt; les diodes affichent le défaut : <text:tab/>Verte seule <text:tab/>: temps de maintenance dépassé. (30h la</text:p>
      <text:p text:style-name="P1"><text:tab/><text:tab/><text:tab/><text:tab/><text:tab/><text:tab/><text:tab/><text:tab/> <text:s/>première fois, puis 100h)</text:p>
      <text:p text:style-name="P1"><text:tab/><text:tab/><text:tab/><text:tab/><text:tab/><text:tab/><text:tab/><text:tab/><text:tab/>-&gt;Effectuer la maintenance puis</text:p>
      <text:p text:style-name="P1"><text:tab/><text:tab/><text:tab/><text:tab/><text:tab/><text:tab/><text:tab/><text:tab/><text:tab/> <text:s/>remettre à zéro le compteur.</text:p>
      <text:p text:style-name="P1"><text:tab/><text:tab/><text:tab/><text:tab/><text:tab/><text:tab/><text:tab/><text:tab/><text:tab/> <text:s/>Contacter le fournisseur.</text:p>
      <text:p text:style-name="P1"><text:tab/><text:tab/><text:tab/><text:tab/><text:tab/><text:tab/>Verte + Rouge <text:tab/>: défaut de charge batterie lors du dernier</text:p>
      <text:p text:style-name="P1"><text:tab/><text:tab/><text:tab/><text:tab/><text:tab/><text:tab/><text:tab/><text:tab/> <text:s/>fonctionnement.</text:p>
      <text:p text:style-name="P1"><text:tab/><text:tab/><text:tab/><text:tab/><text:tab/><text:tab/><text:tab/><text:tab/><text:tab/>-&gt;Vérifier fusible de charge.</text:p>
      <text:p text:style-name="P1"/>
      <text:p text:style-name="P1"><text:tab/><text:tab/><text:tab/><text:tab/><text:tab/><text:tab/><text:tab/><text:tab/> <text:s/>Ces deux défauts n'empêchent pas le</text:p>
      <text:p text:style-name="P1"><text:tab/><text:tab/><text:tab/><text:tab/><text:tab/><text:tab/><text:tab/><text:tab/> <text:s/>fonctionnement normal du système.<text:tab/></text:p>
      <text:p text:style-name="P1"/>
      <text:p text:style-name="P1"><text:tab/><text:tab/><text:tab/><text:tab/><text:tab/><text:tab/>Si rien ne se passe après appui de 2 secondes, c'est que le</text:p>
      <text:p text:style-name="P1"><text:tab/><text:tab/><text:tab/><text:tab/><text:tab/><text:tab/>défaut est plus grave. Voir paragraphe suiva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text:tab/><text:tab/><text:tab/></text:p>
      <text:p text:style-name="P1">SI IL Y A UN PROBLÈME GRAVE :</text:p>
      <text:p text:style-name="P1"/>
      <text:p text:style-name="P1"><text:s text:c="4"/>Pour prendre connaissance d'un défaut grave, tourner la clef sur "start" pendant plus de 2 secondes</text:p>
      <text:p text:style-name="P1"><text:s text:c="4"/></text:p>
      <text:p text:style-name="P1"><text:tab/> <text:s/>-&gt; les diodes affichent le défaut : <text:tab/>Verte <text:tab/><text:tab/>: calage du moteur lors du dernier</text:p>
      <text:p text:style-name="P1"><text:tab/><text:tab/><text:tab/><text:tab/><text:tab/><text:tab/><text:tab/><text:tab/> <text:s/>fonctionnement.</text:p>
      <text:p text:style-name="P1"><text:tab/><text:tab/><text:tab/><text:tab/><text:tab/><text:tab/><text:tab/><text:tab/><text:tab/>-&gt;Vérifier niveau gasoil. Vérifier le</text:p>
      <text:p text:style-name="P1"><text:tab/><text:tab/><text:tab/><text:tab/><text:tab/><text:tab/><text:tab/><text:tab/><text:tab/> <text:s/>blocage du levier du régulateur.</text:p>
      <text:p text:style-name="P1"><text:tab/><text:tab/><text:tab/><text:tab/><text:tab/><text:tab/>Verte + Rouge <text:tab/>: défaut de démarrage lors de la dernière</text:p>
      <text:p text:style-name="P1"><text:tab/><text:tab/><text:tab/><text:tab/><text:tab/><text:tab/><text:tab/><text:tab/> <text:s/>tentative.</text:p>
      <text:p text:style-name="P1"><text:tab/><text:tab/><text:tab/><text:tab/><text:tab/><text:tab/><text:tab/><text:tab/><text:tab/>-&gt;Vérifier niveau gasoil. Vérifier le</text:p>
      <text:p text:style-name="P1"><text:tab/><text:tab/><text:tab/><text:tab/><text:tab/><text:tab/><text:tab/><text:tab/><text:tab/> <text:s/>blocage du levier du régulateur.</text:p>
      <text:p text:style-name="P1"><text:tab/><text:tab/><text:tab/><text:tab/><text:tab/><text:tab/><text:tab/>Rouge <text:tab/>: défaut de pression d'huile lors du dernier</text:p>
      <text:p text:style-name="P1"><text:tab/><text:tab/><text:tab/><text:tab/><text:tab/><text:tab/><text:tab/><text:tab/> <text:s/>fonctionnement.</text:p>
      <text:p text:style-name="P1"><text:tab/><text:tab/><text:tab/><text:tab/><text:tab/><text:tab/><text:tab/><text:tab/><text:tab/>-&gt;Vérifier niveau huile moteur.</text:p>
      <text:p text:style-name="P1"><text:tab/><text:tab/><text:tab/><text:tab/><text:tab/><text:tab/>rien<text:tab/><text:tab/>: tension batterie groupe trop basse.</text:p>
      <text:p text:style-name="P1"><text:tab/><text:tab/><text:tab/><text:tab/><text:tab/><text:tab/><text:tab/><text:tab/><text:tab/>-&gt;Recharger la batterie ou démarrer</text:p>
      <text:p text:style-name="P1"><text:tab/><text:tab/><text:tab/><text:tab/><text:tab/><text:tab/><text:tab/><text:tab/><text:tab/> <text:s/>le moteur manuellement.</text:p>
      <text:p text:style-name="P1"/>
      <text:p text:style-name="P1"><text:s text:c="4"/>Pour pouvoir relancer le moteur suite à un défaut grave, il faut effacer le défaut.</text:p>
      <text:p text:style-name="P1"><text:s text:c="4"/></text:p>
      <text:p text:style-name="P1"><text:s text:c="4"/>Pour cela, tourner la clef sur "start" pendant plus de 2 secondes pour afficher le défaut, puis pendant</text:p>
      <text:p text:style-name="P1"><text:s text:c="4"/>l'affichage du défaut, maintenir la clef sur "start" et appuyer simultanément sur "reset" <text:s/>pendant 5</text:p>
      <text:p text:style-name="P1"><text:s text:c="4"/>secondes.</text:p>
      <text:p text:style-name="P1"><text:tab/><text:tab/><text:tab/><text:tab/><text:tab/>-&gt;<text:tab/>Les diodes vertes et rouge s'éteignent, relâcher les boutons.</text:p>
      <text:p text:style-name="P1"><text:tab/><text:tab/><text:tab/><text:tab/><text:tab/><text:tab/>Le fonctionnement normal peut alors reprendre.</text:p>
      <text:p text:style-name="P1"/>
      <text:p text:style-name="P1"><text:tab/><text:tab/><text:tab/><text:tab/><text:tab/><text:tab/>En cas de tension batterie trop basse et si on a pas rechargé</text:p>
      <text:p text:style-name="P1"><text:tab/><text:tab/><text:tab/><text:tab/><text:tab/><text:tab/>la batterie, le défaut réapparaît immédiatement.</text:p>
      <text:p text:style-name="P1"><text:tab/><text:tab/><text:tab/><text:tab/><text:tab/><text:tab/>Voir "DÉMARRAGE MANUEL".</text:p>
      <text:p text:style-name="P1"/>
      <text:p text:style-name="P1">DÉMARRAGE MANUEL :</text:p>
      <text:p text:style-name="P1"><text:s text:c="4"/></text:p>
      <text:p text:style-name="P1"><text:s text:c="4"/>Pour démarrer le moteur avec le lanceur manuel, il faut activer le mode manuel.</text:p>
      <text:p text:style-name="P1"/>
      <text:p text:style-name="P1"><text:s text:c="4"/>Pour cela, appuyer sur "reset", puis immédiatement tourner la clef sur "start".</text:p>
      <text:p text:style-name="P1"><text:tab/><text:tab/><text:tab/><text:tab/><text:tab/>-&gt;<text:tab/>La diode verte s'allume. Si la rouge était allumée, elle le</text:p>
      <text:p text:style-name="P1"><text:tab/><text:tab/><text:tab/><text:tab/><text:tab/><text:tab/>reste.</text:p>
      <text:p text:style-name="P1"/>
      <text:p text:style-name="P1"><text:tab/><text:tab/><text:tab/><text:tab/><text:tab/><text:tab/>Il est alors possible de démarrer le moteur avec le lanceur</text:p>
      <text:p text:style-name="P1"><text:tab/><text:tab/><text:tab/><text:tab/><text:tab/><text:tab/>manuel.</text:p>
      <text:p text:style-name="P1"><text:tab/><text:tab/><text:tab/><text:tab/><text:tab/><text:tab/>Pour cela, respecter la procédure suivante :</text:p>
      <text:p text:style-name="P1"><text:tab/><text:tab/><text:tab/><text:tab/><text:tab/><text:tab/> <text:s text:c="3"/>1 -tirer doucement le lanceur jusqu’à sentir un blocage</text:p>
      <text:p text:style-name="P1"><text:tab/><text:tab/><text:tab/><text:tab/><text:tab/><text:tab/><text:tab/> <text:s/>(le piston est au début de la compression)</text:p>
      <text:p text:style-name="P1"><text:tab/><text:tab/><text:tab/><text:tab/><text:tab/><text:tab/> <text:s text:c="3"/>2 -relâcher lentement le lanceur.</text:p>
      <text:p text:style-name="P1"><text:tab/><text:tab/><text:tab/><text:tab/><text:tab/><text:tab/> <text:s text:c="3"/>3 -appuyer sur le levier de décompression. Le levier doit</text:p>
      <text:p text:style-name="P1"><text:tab/><text:tab/><text:tab/><text:tab/><text:tab/><text:tab/><text:tab/>tenir en position basse. Si il ne tient pas, reprendre</text:p>
      <text:p text:style-name="P1"><text:tab/><text:tab/><text:tab/><text:tab/><text:tab/><text:tab/><text:tab/>en 1.</text:p>
      <text:p text:style-name="P1"><text:tab/><text:tab/><text:tab/><text:tab/><text:tab/><text:tab/> <text:s text:c="3"/>4 -tirer fermement le lanceur. Le moteur doit démarrer.</text:p>
      <text:p text:style-name="P1"><text:tab/><text:tab/><text:tab/><text:tab/><text:tab/><text:tab/><text:tab/>Sinon vérifier le niveau de gasoil et le blocage du</text:p>
      <text:p text:style-name="P1"><text:tab/><text:tab/><text:tab/><text:tab/><text:tab/><text:tab/><text:tab/>levier du régulateur, puis reprendre en 1.</text:p>
      <text:p text:style-name="P1"/>
      <text:p text:style-name="P1"><text:s text:c="4"/>Pour arrêter ensuite le moteur, tourner le clef sur "off".</text:p>
      <text:p text:style-name="P1"/>
      <text:p text:style-name="P1"/>
      <text:p text:style-name="P1">ARRÊT D'URGENCE DU MOTEUR :</text:p>
      <text:p text:style-name="P1"/>
      <text:p text:style-name="P1"><text:s text:c="4"/>En cas de défaillance de l’arrêt électrique ( si clef sur "off" le moteur tourne toujours), appuyer sur le</text:p>
      <text:p text:style-name="P1"><text:s text:c="4"/>levier de déblocage du régulateur. Débrancher la batterie et contacter le fournisseur.</text:p>
      <text:p text:style-name="P1"/>
      <text:p text:style-name="P1"><text:s text:c="6"/>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ana" svg:font-family="Ver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9:30</meta:creation-date>
    <dc:date>2012-10-30T09:33:51</dc:date>
    <meta:editing-duration>P0D</meta:editing-duration>
    <meta:editing-cycles>1</meta:editing-cycles>
    <meta:document-statistic meta:table-count="0" meta:image-count="0" meta:object-count="0" meta:page-count="2" meta:paragraph-count="92" meta:word-count="713" meta:character-count="4699" meta:non-whitespace-character-count="3531"/>
    <meta:generator>LibreOffice/3.5$Linux_x86 LibreOffice_project/350m1$Build-2</meta:generator>
  </office:meta>
</office:document-meta>
</file>